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bd33e"/>
    </style:style>
    <style:style style:name="P2" style:family="paragraph" style:parent-style-name="Standard">
      <style:text-properties officeooo:paragraph-rsid="001c785a"/>
    </style:style>
    <style:style style:name="P3" style:family="paragraph" style:parent-style-name="Standard">
      <style:text-properties fo:font-weight="bold" officeooo:paragraph-rsid="001c785a" style:font-weight-asian="bold" style:font-weight-complex="bold"/>
    </style:style>
    <style:style style:name="P4" style:family="paragraph" style:parent-style-name="Standard">
      <style:text-properties fo:font-weight="bold" officeooo:paragraph-rsid="001bd33e" style:font-weight-asian="bold" style:font-weight-complex="bold"/>
    </style:style>
    <style:style style:name="P5" style:family="paragraph" style:parent-style-name="Standard">
      <style:text-properties fo:font-weight="bold" officeooo:paragraph-rsid="001e0fe6" style:font-weight-asian="bold" style:font-weight-complex="bold"/>
    </style:style>
    <style:style style:name="P6" style:family="paragraph" style:parent-style-name="Standard">
      <style:text-properties fo:font-weight="bold" officeooo:paragraph-rsid="001f4bd0" style:font-weight-asian="bold" style:font-weight-complex="bold"/>
    </style:style>
    <style:style style:name="P7" style:family="paragraph" style:parent-style-name="Standard">
      <style:text-properties fo:font-weight="bold" officeooo:paragraph-rsid="00239e69" style:font-weight-asian="bold" style:font-weight-complex="bold"/>
    </style:style>
    <style:style style:name="P8" style:family="paragraph" style:parent-style-name="Standard">
      <style:text-properties fo:font-weight="bold" officeooo:paragraph-rsid="00248564" style:font-weight-asian="bold" style:font-weight-complex="bold"/>
    </style:style>
    <style:style style:name="P9" style:family="paragraph" style:parent-style-name="Standard">
      <style:text-properties fo:font-weight="bold" officeooo:paragraph-rsid="0022d4e8" style:font-weight-asian="bold" style:font-weight-complex="bold"/>
    </style:style>
    <style:style style:name="P10" style:family="paragraph" style:parent-style-name="Standard">
      <style:text-properties fo:font-weight="bold" officeooo:rsid="00248564" officeooo:paragraph-rsid="00248564" style:font-weight-asian="bold" style:font-weight-complex="bold"/>
    </style:style>
    <style:style style:name="P11" style:family="paragraph" style:parent-style-name="Standard">
      <style:text-properties fo:font-weight="bold" officeooo:paragraph-rsid="0025ed8b" style:font-weight-asian="bold" style:font-weight-complex="bold"/>
    </style:style>
    <style:style style:name="P12" style:family="paragraph" style:parent-style-name="Standard">
      <style:text-properties fo:font-weight="bold" officeooo:rsid="0025ed8b" officeooo:paragraph-rsid="0025ed8b" style:font-weight-asian="bold" style:font-weight-complex="bold"/>
    </style:style>
    <style:style style:name="P13" style:family="paragraph" style:parent-style-name="Standard">
      <style:text-properties fo:font-weight="bold" officeooo:paragraph-rsid="0027bd11" style:font-weight-asian="bold" style:font-weight-complex="bold"/>
    </style:style>
    <style:style style:name="P14" style:family="paragraph" style:parent-style-name="Standard">
      <style:text-properties fo:font-weight="bold" officeooo:paragraph-rsid="002a4946" style:font-weight-asian="bold" style:font-weight-complex="bold"/>
    </style:style>
    <style:style style:name="P15" style:family="paragraph" style:parent-style-name="Standard">
      <style:text-properties fo:font-weight="bold" officeooo:rsid="001bd33e" officeooo:paragraph-rsid="001bd33e" style:font-weight-asian="bold" style:font-weight-complex="bold"/>
    </style:style>
    <style:style style:name="P16" style:family="paragraph" style:parent-style-name="Standard">
      <style:text-properties fo:font-weight="bold" officeooo:rsid="001e0fe6" officeooo:paragraph-rsid="001e0fe6" style:font-weight-asian="bold" style:font-weight-complex="bold"/>
    </style:style>
    <style:style style:name="P17" style:family="paragraph" style:parent-style-name="Standard">
      <style:text-properties fo:font-weight="bold" officeooo:rsid="001f4bd0" officeooo:paragraph-rsid="001f4bd0" style:font-weight-asian="bold" style:font-weight-complex="bold"/>
    </style:style>
    <style:style style:name="P18" style:family="paragraph" style:parent-style-name="Standard">
      <style:text-properties fo:font-weight="bold" officeooo:rsid="00239e69" officeooo:paragraph-rsid="00239e69" style:font-weight-asian="bold" style:font-weight-complex="bold"/>
    </style:style>
    <style:style style:name="P19" style:family="paragraph" style:parent-style-name="Standard">
      <style:text-properties fo:font-weight="bold" officeooo:rsid="0022d4e8" officeooo:paragraph-rsid="00248564" style:font-weight-asian="bold" style:font-weight-complex="bold"/>
    </style:style>
    <style:style style:name="P20" style:family="paragraph" style:parent-style-name="Standard">
      <style:text-properties fo:font-weight="bold" officeooo:rsid="0027bd11" officeooo:paragraph-rsid="001bd33e" style:font-weight-asian="bold" style:font-weight-complex="bold"/>
    </style:style>
    <style:style style:name="P21" style:family="paragraph" style:parent-style-name="Standard">
      <style:text-properties officeooo:paragraph-rsid="001e0fe6"/>
    </style:style>
    <style:style style:name="P22" style:family="paragraph" style:parent-style-name="Standard">
      <style:text-properties officeooo:paragraph-rsid="00248564"/>
    </style:style>
    <style:style style:name="P23" style:family="paragraph" style:parent-style-name="Standard">
      <style:text-properties officeooo:rsid="00248564" officeooo:paragraph-rsid="00248564"/>
    </style:style>
    <style:style style:name="P24" style:family="paragraph" style:parent-style-name="Standard">
      <style:text-properties officeooo:rsid="00248564" officeooo:paragraph-rsid="001c785a"/>
    </style:style>
    <style:style style:name="P25" style:family="paragraph" style:parent-style-name="Standard">
      <style:text-properties fo:font-style="italic" officeooo:rsid="00248564" officeooo:paragraph-rsid="00248564" style:font-style-asian="italic" style:font-style-complex="italic"/>
    </style:style>
    <style:style style:name="P26" style:family="paragraph" style:parent-style-name="Standard">
      <style:text-properties fo:font-style="italic" officeooo:rsid="00248564" officeooo:paragraph-rsid="0024cbc7" style:font-style-asian="italic" style:font-style-complex="italic"/>
    </style:style>
    <style:style style:name="P27" style:family="paragraph" style:parent-style-name="Standard">
      <style:text-properties fo:font-style="italic" officeooo:rsid="00248564" officeooo:paragraph-rsid="0024fa77" style:font-style-asian="italic" style:font-style-complex="italic"/>
    </style:style>
    <style:style style:name="P28" style:family="paragraph" style:parent-style-name="Standard">
      <style:text-properties fo:font-style="italic" officeooo:rsid="00248564" officeooo:paragraph-rsid="0025ed8b" style:font-style-asian="italic" style:font-style-complex="italic"/>
    </style:style>
    <style:style style:name="P29" style:family="paragraph" style:parent-style-name="Standard">
      <style:text-properties fo:font-style="italic" officeooo:rsid="00248564" officeooo:paragraph-rsid="0027bd11" style:font-style-asian="italic" style:font-style-complex="italic"/>
    </style:style>
    <style:style style:name="P30" style:family="paragraph" style:parent-style-name="Standard">
      <style:text-properties fo:font-style="italic" officeooo:rsid="00248564" officeooo:paragraph-rsid="0029a4c4" style:font-style-asian="italic" style:font-style-complex="italic"/>
    </style:style>
    <style:style style:name="P31" style:family="paragraph" style:parent-style-name="Standard">
      <style:text-properties fo:font-style="italic" officeooo:rsid="00248564" officeooo:paragraph-rsid="002a4946" style:font-style-asian="italic" style:font-style-complex="italic"/>
    </style:style>
    <style:style style:name="P32" style:family="paragraph" style:parent-style-name="Standard">
      <style:text-properties officeooo:rsid="0024cbc7" officeooo:paragraph-rsid="0024cbc7"/>
    </style:style>
    <style:style style:name="P33" style:family="paragraph" style:parent-style-name="Standard">
      <style:text-properties officeooo:paragraph-rsid="0024cbc7"/>
    </style:style>
    <style:style style:name="P34" style:family="paragraph" style:parent-style-name="Standard">
      <style:text-properties officeooo:rsid="0024fa77" officeooo:paragraph-rsid="0024fa77"/>
    </style:style>
    <style:style style:name="P35" style:family="paragraph" style:parent-style-name="Standard">
      <style:text-properties officeooo:paragraph-rsid="0024fa77"/>
    </style:style>
    <style:style style:name="P36" style:family="paragraph" style:parent-style-name="Standard">
      <style:text-properties officeooo:paragraph-rsid="0025ed8b"/>
    </style:style>
    <style:style style:name="P37" style:family="paragraph" style:parent-style-name="Standard">
      <style:text-properties officeooo:rsid="0025ed8b" officeooo:paragraph-rsid="0025ed8b"/>
    </style:style>
    <style:style style:name="P38" style:family="paragraph" style:parent-style-name="Standard">
      <style:text-properties officeooo:rsid="0025ed8b" officeooo:paragraph-rsid="0027bd11"/>
    </style:style>
    <style:style style:name="P39" style:family="paragraph" style:parent-style-name="Standard">
      <style:text-properties officeooo:rsid="0025ed8b" officeooo:paragraph-rsid="0029a4c4"/>
    </style:style>
    <style:style style:name="P40" style:family="paragraph" style:parent-style-name="Standard">
      <style:text-properties officeooo:rsid="0025ed8b" officeooo:paragraph-rsid="002a4946"/>
    </style:style>
    <style:style style:name="P41" style:family="paragraph" style:parent-style-name="Standard">
      <style:text-properties officeooo:rsid="0027bd11" officeooo:paragraph-rsid="0027bd11"/>
    </style:style>
    <style:style style:name="P42" style:family="paragraph" style:parent-style-name="Standard">
      <style:text-properties officeooo:rsid="0029a4c4" officeooo:paragraph-rsid="0029a4c4"/>
    </style:style>
    <style:style style:name="P43" style:family="paragraph" style:parent-style-name="Standard">
      <style:text-properties officeooo:rsid="002a4946" officeooo:paragraph-rsid="002a4946"/>
    </style:style>
    <style:style style:name="P44" style:family="paragraph" style:parent-style-name="Standard">
      <style:text-properties fo:font-style="normal" fo:font-weight="bold" officeooo:rsid="002a4946" officeooo:paragraph-rsid="002a4946" style:font-style-asian="normal" style:font-weight-asian="bold" style:font-style-complex="normal" style:font-weight-complex="bold"/>
    </style:style>
    <style:style style:name="P45" style:family="paragraph" style:parent-style-name="Standard">
      <style:text-properties officeooo:rsid="001bd33e" officeooo:paragraph-rsid="001bd33e"/>
    </style:style>
    <style:style style:name="P46" style:family="paragraph" style:parent-style-name="Standard">
      <style:text-properties officeooo:rsid="001c785a" officeooo:paragraph-rsid="001c785a"/>
    </style:style>
    <style:style style:name="P47" style:family="paragraph" style:parent-style-name="Standard">
      <style:text-properties officeooo:rsid="001e0fe6" officeooo:paragraph-rsid="001e0fe6"/>
    </style:style>
    <style:style style:name="P48" style:family="paragraph" style:parent-style-name="Standard">
      <style:text-properties officeooo:rsid="0022d4e8" officeooo:paragraph-rsid="0022d4e8"/>
    </style:style>
    <style:style style:name="P4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paragraph-rsid="001c785a"/>
    </style:style>
    <style:style style:name="P5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tyle="italic" officeooo:rsid="00248564" officeooo:paragraph-rsid="00248564" style:font-style-asian="italic" style:font-style-complex="italic"/>
    </style:style>
    <style:style style:name="P5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48564" officeooo:paragraph-rsid="00248564"/>
    </style:style>
    <style:style style:name="P5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48564" officeooo:paragraph-rsid="0024cbc7"/>
    </style:style>
    <style:style style:name="P5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48564" officeooo:paragraph-rsid="0024fa77"/>
    </style:style>
    <style:style style:name="P5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48564" officeooo:paragraph-rsid="0025ed8b"/>
    </style:style>
    <style:style style:name="P5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48564" officeooo:paragraph-rsid="0027bd11"/>
    </style:style>
    <style:style style:name="P5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48564" officeooo:paragraph-rsid="0029a4c4"/>
    </style:style>
    <style:style style:name="P5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48564" officeooo:paragraph-rsid="002a4946"/>
    </style:style>
    <style:style style:name="P5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tyle="italic" officeooo:rsid="002fd32d" officeooo:paragraph-rsid="002fd32d" style:font-style-asian="italic" style:font-style-complex="italic"/>
    </style:style>
    <style:style style:name="P5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tyle="italic" officeooo:rsid="003086c1" officeooo:paragraph-rsid="003086c1" style:font-style-asian="italic" style:font-style-complex="italic"/>
    </style:style>
    <style:style style:name="P6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tyle="normal" officeooo:rsid="002cfc10" officeooo:paragraph-rsid="002cfc10" style:font-style-asian="normal" style:font-style-complex="normal"/>
    </style:style>
    <style:style style:name="P6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cfc10" officeooo:paragraph-rsid="002cfc10"/>
    </style:style>
    <style:style style:name="P6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3120c5" officeooo:paragraph-rsid="003120c5"/>
    </style:style>
    <style:style style:name="P6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3121d0" officeooo:paragraph-rsid="003121d0"/>
    </style:style>
    <style:style style:name="P6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48564" officeooo:paragraph-rsid="0024cbc7"/>
    </style:style>
    <style:style style:name="P6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48564" officeooo:paragraph-rsid="002a4946"/>
    </style:style>
    <style:style style:name="P6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343662" officeooo:paragraph-rsid="00343662"/>
    </style:style>
    <style:style style:name="P6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343662" officeooo:paragraph-rsid="00343662" style:font-weight-asian="bold" style:font-weight-complex="bold"/>
    </style:style>
    <style:style style:name="P6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386c3c" officeooo:paragraph-rsid="00386c3c" style:font-weight-asian="bold" style:font-weight-complex="bold"/>
    </style:style>
    <style:style style:name="P6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3ed8ff" officeooo:paragraph-rsid="003ed8ff" style:font-weight-asian="bold" style:font-weight-complex="bold"/>
    </style:style>
    <style:style style:name="P7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461ca8" officeooo:paragraph-rsid="00461ca8" style:font-weight-asian="bold" style:font-weight-complex="bold"/>
    </style:style>
    <style:style style:name="P7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469082" officeooo:paragraph-rsid="00469082" style:font-weight-asian="bold" style:font-weight-complex="bold"/>
    </style:style>
    <style:style style:name="P7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4aa7f6" officeooo:paragraph-rsid="004aa7f6" style:font-weight-asian="bold" style:font-weight-complex="bold"/>
    </style:style>
    <style:style style:name="P7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4c18fa" officeooo:paragraph-rsid="004c18fa" style:font-weight-asian="bold" style:font-weight-complex="bold"/>
    </style:style>
    <style:style style:name="P7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4f659c" officeooo:paragraph-rsid="00526064" style:font-weight-asian="bold" style:font-weight-complex="bold"/>
    </style:style>
    <style:style style:name="P7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4faabf" officeooo:paragraph-rsid="004faabf" style:font-weight-asian="bold" style:font-weight-complex="bold"/>
    </style:style>
    <style:style style:name="P7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normal" officeooo:rsid="00343662" officeooo:paragraph-rsid="00343662" style:font-weight-asian="normal" style:font-weight-complex="normal"/>
    </style:style>
    <style:style style:name="P7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normal" officeooo:rsid="004c18fa" officeooo:paragraph-rsid="004c18fa" style:font-weight-asian="normal" style:font-weight-complex="normal"/>
    </style:style>
    <style:style style:name="P7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34d00e" officeooo:paragraph-rsid="0034d00e"/>
    </style:style>
    <style:style style:name="P7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37093e" officeooo:paragraph-rsid="0037093e"/>
    </style:style>
    <style:style style:name="P8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372a7b" officeooo:paragraph-rsid="00372a7b"/>
    </style:style>
    <style:style style:name="P8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37e148" officeooo:paragraph-rsid="0037e148"/>
    </style:style>
    <style:style style:name="P8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386c3c" officeooo:paragraph-rsid="00386c3c"/>
    </style:style>
    <style:style style:name="P8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3a5428" officeooo:paragraph-rsid="003a5428"/>
    </style:style>
    <style:style style:name="P8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3c2086" officeooo:paragraph-rsid="003c2086"/>
    </style:style>
    <style:style style:name="P8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3d3b72" officeooo:paragraph-rsid="003d3b72"/>
    </style:style>
    <style:style style:name="P8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3ed8ff" officeooo:paragraph-rsid="003ed8ff"/>
    </style:style>
    <style:style style:name="P8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41ea11" officeooo:paragraph-rsid="0041ea11"/>
    </style:style>
    <style:style style:name="P8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431b90" officeooo:paragraph-rsid="00431b90"/>
    </style:style>
    <style:style style:name="P8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435f0f" officeooo:paragraph-rsid="00435f0f"/>
    </style:style>
    <style:style style:name="P9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44bc4c" officeooo:paragraph-rsid="0044bc4c"/>
    </style:style>
    <style:style style:name="P9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461ca8" officeooo:paragraph-rsid="00461ca8"/>
    </style:style>
    <style:style style:name="P9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47771f" officeooo:paragraph-rsid="0047771f"/>
    </style:style>
    <style:style style:name="P9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48c65f" officeooo:paragraph-rsid="0048c65f"/>
    </style:style>
    <style:style style:name="P9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4c18fa" officeooo:paragraph-rsid="004c18fa"/>
    </style:style>
    <style:style style:name="P9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4d7c32" officeooo:paragraph-rsid="004d7c32"/>
    </style:style>
    <style:style style:name="P9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4e1cec" officeooo:paragraph-rsid="004e1cec"/>
    </style:style>
    <style:style style:name="P9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4faabf" officeooo:paragraph-rsid="004faabf"/>
    </style:style>
    <style:style style:name="P9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512523" officeooo:paragraph-rsid="00512523"/>
    </style:style>
    <style:style style:name="P9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539f25" officeooo:paragraph-rsid="00539f25"/>
    </style:style>
    <style:style style:name="P100" style:family="paragraph" style:parent-style-name="Standard">
      <style:text-properties fo:font-style="italic" officeooo:rsid="00248564" officeooo:paragraph-rsid="00248564" style:font-style-asian="italic" style:font-style-complex="italic"/>
    </style:style>
    <style:style style:name="P101" style:family="paragraph" style:parent-style-name="Standard">
      <style:text-properties officeooo:paragraph-rsid="0027bd11"/>
    </style:style>
    <style:style style:name="T1" style:family="text">
      <style:text-properties officeooo:rsid="001bd33e"/>
    </style:style>
    <style:style style:name="T2" style:family="text">
      <style:text-properties officeooo:rsid="001c785a"/>
    </style:style>
    <style:style style:name="T3" style:family="text">
      <style:text-properties officeooo:rsid="001e0fe6"/>
    </style:style>
    <style:style style:name="T4" style:family="text">
      <style:text-properties officeooo:rsid="001f4bd0"/>
    </style:style>
    <style:style style:name="T5" style:family="text">
      <style:text-properties officeooo:rsid="00239e69"/>
    </style:style>
    <style:style style:name="T6" style:family="text">
      <style:text-properties officeooo:rsid="00248564"/>
    </style:style>
    <style:style style:name="T7" style:family="text">
      <style:text-properties officeooo:rsid="0024fa77"/>
    </style:style>
    <style:style style:name="T8" style:family="text">
      <style:text-properties officeooo:rsid="0025ed8b"/>
    </style:style>
    <style:style style:name="T9" style:family="text">
      <style:text-properties officeooo:rsid="0027bd11"/>
    </style:style>
    <style:style style:name="T10" style:family="text">
      <style:text-properties officeooo:rsid="0029a4c4"/>
    </style:style>
    <style:style style:name="T11" style:family="text">
      <style:text-properties officeooo:rsid="002a4946"/>
    </style:style>
    <style:style style:name="T12" style:family="text">
      <style:text-properties officeooo:rsid="002cfc10"/>
    </style:style>
    <style:style style:name="T13" style:family="text">
      <style:text-properties officeooo:rsid="002e8678"/>
    </style:style>
    <style:style style:name="T14" style:family="text">
      <style:text-properties officeooo:rsid="003086c1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3656d9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3656d9" style:font-weight-asian="normal" style:font-weight-complex="normal"/>
    </style:style>
    <style:style style:name="T19" style:family="text">
      <style:text-properties officeooo:rsid="004c586c"/>
    </style:style>
    <style:style style:name="T20" style:family="text">
      <style:text-properties officeooo:rsid="004faabf"/>
    </style:style>
    <style:style style:name="T21" style:family="text">
      <style:text-properties officeooo:rsid="0052606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Вопрос №1.</text:p>
      <text:p text:style-name="P4"><text:span text:style-name="T1">С</text:span>кажи себе что ты молодец что ты за это взялся</text:p>
      <text:p text:style-name="P1"/>
      <text:p text:style-name="P25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5">Все существенные (полезные) мысли выделить жирным (т.е. те, которые не хотелось бы чтоб пропали).</text:p>
      <text:p text:style-name="P25"/>
      <text:p text:style-name="P60">Ты прости что не начал это 5 лет назад. </text:p>
      <text:p text:style-name="P60">Начну щас. </text:p>
      <text:p text:style-name="P60">Секс с ней, общение, просьбы о встрече, мотивации и т.п.</text:p>
      <text:p text:style-name="P50"/>
      <text:p text:style-name="P50"/>
      <text:p text:style-name="P50"/>
      <text:p text:style-name="P22"/>
      <text:p text:style-name="P45">Вопрос №2.</text:p>
      <text:p text:style-name="P4"><text:span text:style-name="T1">Шагом какого конвеера </text:span>оно является. </text:p>
      <text:p text:style-name="P15">Где начало и конец этого конвеера.</text:p>
      <text:p text:style-name="P15">На какой примерно позиции оно этого конвеера находится этот шаг.</text:p>
      <text:p text:style-name="P4">Т.е. посмотри на это как на функцию. </text:p>
      <text:p text:style-name="P4">И скажи:</text:p>
      <text:p text:style-name="P4">- <text:span text:style-name="T1">какие концепты </text:span>в <text:span text:style-name="T1">эту функцию входят </text:span>(в пространстве-времени)</text:p>
      <text:p text:style-name="P15">- какие концепты из неё выходят</text:p>
      <text:p text:style-name="P4">- какого топлива <text:span text:style-name="T1">эта функция требует</text:span></text:p>
      <text:p text:style-name="P4">- <text:span text:style-name="T1">каких </text:span>расходников <text:span text:style-name="T1">эта функция </text:span>требует.</text:p>
      <text:p text:style-name="P1">Т.е. восприми эту вещь как клей, связывающий то что “на входе” <text:span text:style-name="T1">с тем что “</text:span>на выходе”.</text:p>
      <text:p text:style-name="P1"><text:span text:style-name="T1">Т.е. посмотри то что “на входе” (А) и то что “на выходе” (Б) как разные шаги траектории “от А до Б”, а эту функцию увидь как функцию перемещения, и спроси “ЧТО перемещается от А до Б” (</text:span>может общая черта и т.п.)</text:p>
      <text:p text:style-name="P1">Математически, если эта “функция” (шаг <text:span text:style-name="T1">конвеера</text:span>) имеет несколько <text:span text:style-name="T1">возможных концептов “на входе” и </text:span>несколько <text:span text:style-name="T1">возможных вариантов “на выходе” </text:span>(исходов, <text:span text:style-name="T1">как в ситуации с несколькими возможными исходами</text:span>) – то её надо “параметрайзить” – <text:span text:style-name="T1">т.е. </text:span>выбрать систему координат, <text:span text:style-name="T1">с точки зрения которой у неё будет только один </text:span>вход и один выход <text:span text:style-name="T1">(пример – круг, который если описать через х^2 + y^2 = 1 то это функцие не будет, потому что квадрат – у каждого х и у - два исхода, “верх” и “низ” круга, а если описать через x = Rcos(alpha), y = Rsin(alpha) то у каждой комбинации R и alpha всего один исход (точка на круге)</text:span>.</text:p>
      <text:p text:style-name="P1"/>
      <text:p text:style-name="P25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5">Все существенные (полезные) мысли выделить жирным (т.е. те, которые не хотелось бы чтоб пропали).</text:p>
      <text:p text:style-name="P2"/>
      <text:p text:style-name="P61">Шагом власти над друг другом. Я хуй его знает. Реализацией своих тараканов. С моей и её стороны.</text:p>
      <text:p text:style-name="P49"/>
      <text:p text:style-name="P49"/>
      <text:p text:style-name="P49"/>
      <text:p text:style-name="P23"/>
      <text:p text:style-name="P2"/>
      <text:p text:style-name="P46">Вопрос №3.</text:p>
      <text:p text:style-name="P3"><text:span text:style-name="T2">О</text:span>бщие черты чего оно модифицирует?</text:p>
      <text:p text:style-name="P1"/>
      <text:p text:style-name="P25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5">Все существенные (полезные) мысли выделить жирным (т.е. те, которые не хотелось бы чтоб пропали).</text:p>
      <text:p text:style-name="P24"/>
      <text:p text:style-name="P61">Хз делает из меня Мессию.</text:p>
      <text:p text:style-name="P49"/>
      <text:p text:style-name="P49"/>
      <text:p text:style-name="P49"/>
      <text:p text:style-name="P2"/>
      <text:p text:style-name="P46">Вопрос №4.</text:p>
      <text:p text:style-name="P3">ЧТО я вижу по этому поводу в своей фазе <text:span text:style-name="T2">(осоззнанном сне).</text:span></text:p>
      <text:p text:style-name="P2">Пойти в фазу <text:span text:style-name="T2">(осознанный сон) </text:span>и посмотреть:</text:p>
      <text:p text:style-name="P2">а) автоматизированное решение этого повторения</text:p>
      <text:p text:style-name="P2">- общая картина</text:p>
      <text:p text:style-name="P2">- вид под микроскопом</text:p>
      <text:p text:style-name="P2">- круг приемуществ</text:p>
      <text:p text:style-name="P2">- майндмапы этого</text:p>
      <text:p text:style-name="P2">- "куда идти"</text:p>
      <text:p text:style-name="P2">- "конечный пункт"</text:p>
      <text:p text:style-name="P2">- "как идти с точки зрения того, что есть сегодня, самым коротким путём к тому что я там вижу"</text:p>
      <text:p text:style-name="P2">- средства защиты от подделки</text:p>
      <text:p text:style-name="P2">- характеристики (измеримые параметры, по которым и без всей мешуры понятно, что вещь выгодна)</text:p>
      <text:p text:style-name="P2">- из каких материалов оно сделано (желательео чтоб было серебро-золото)</text:p>
      <text:p text:style-name="P2">б) максимизация прибыли (как с этого повторения, так и с его решения)</text:p>
      <text:p text:style-name="P2">не уверен пока что стоит так с размаху максимизировать прибыль того что ещё не понял, но можно глянуть.Т.е. Попроси в фазе свой мозг составить весь <text:span text:style-name="T2">этот </text:span>вопросник со всеми ответвлениями.</text:p>
      <text:p text:style-name="P2"/>
      <text:p text:style-name="P25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5">Все существенные (полезные) мысли выделить жирным (т.е. те, которые не хотелось бы чтоб пропали).</text:p>
      <text:p text:style-name="P25"/>
      <text:p text:style-name="P61">Может я её и видел как защитницу. Но я не помню уже</text:p>
      <text:p text:style-name="P51"/>
      <text:p text:style-name="P51">* <text:span text:style-name="T12">выкинь всё это фуфло. Все тряпки короче одного метра. И т.п.</text:span></text:p>
      <text:p text:style-name="P51"/>
      <text:p text:style-name="P23"/>
      <text:p text:style-name="P23"/>
      <text:p text:style-name="P47">Вопрос №5.</text:p>
      <text:p text:style-name="P5">Что бы ты сделал в рамках этой вещи такого, что если б появилась возможность сделать снова – ты сделал бы то же самое?</text:p>
      <text:p text:style-name="P1"/>
      <text:p text:style-name="P25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5">Все существенные (полезные) мысли выделить жирным (т.е. те, которые не хотелось бы чтоб пропали).</text:p>
      <text:p text:style-name="P25"/>
      <text:p text:style-name="P61">Написал бы ей комплимент. Он окупился в триста раз. Комплиментами. Встречами. Желаниями.</text:p>
      <text:p text:style-name="P51"/>
      <text:p text:style-name="P51"/>
      <text:p text:style-name="P51"/>
      <text:p text:style-name="P1"/>
      <text:p text:style-name="P47">Вопрос №6.</text:p>
      <text:p text:style-name="P5">Что я колдую? </text:p>
      <text:p text:style-name="P16">Что притягивается в мою жизнь, когда я имею эту проблему?</text:p>
      <text:p text:style-name="P1">Моя гипотеза, <text:span text:style-name="T3">которая может показать, </text:span>почему этот вопрос важен.</text:p>
      <text:p text:style-name="P25"/>
      <text:p text:style-name="P25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5">Все существенные (полезные) мысли выделить жирным (т.е. те, которые не хотелось бы чтоб пропали).</text:p>
      <text:p text:style-name="P25"/>
      <text:p text:style-name="P61">Я хочу спать. Ничего не колдую. Пошла она. Я колдую себе маяк.</text:p>
      <text:p text:style-name="P61"/>
      <text:p text:style-name="P61">Вот именно. А надо колдовать девушку. Партнёршу. Спутницу.</text:p>
      <text:p text:style-name="P61"/>
      <text:p text:style-name="P61">…</text:p>
      <text:p text:style-name="P61"/>
      <text:p text:style-name="P61">в её лице. Или в ком-то другом. Вот вот. Наконец-то. Иди.</text:p>
      <text:p text:style-name="P51"/>
      <text:p text:style-name="P51"/>
      <text:p text:style-name="P51"/>
      <text:p text:style-name="P21"/>
      <text:p text:style-name="P47">Вопрос №7.</text:p>
      <text:p text:style-name="P5">Что ты можешь сейчас сделать чтоб сделать себе хорошо?</text:p>
      <text:p text:style-name="P1"><text:span text:style-name="T3">Этот вопрос важен, потому что </text:span>многие вещи <text:span text:style-name="T3">часто </text:span>являются психосоматикой.</text:p>
      <text:p text:style-name="P1"/>
      <text:p text:style-name="P25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5">Все существенные (полезные) мысли выделить жирным (т.е. те, которые не хотелось бы чтоб пропали).</text:p>
      <text:p text:style-name="P25"/>
      <text:p text:style-name="P61">Спать или смотреть фильм. Ничего больше нихочу. Может ноутбуки починить чтобы её удивить.</text:p>
      <text:p text:style-name="P61"/>
      <text:p text:style-name="P61">…</text:p>
      <text:p text:style-name="P61"/>
      <text:p text:style-name="P61">а может скорее карты а не ноутбуки.</text:p>
      <text:p text:style-name="P61">хз. всё хочу.</text:p>
      <text:p text:style-name="P51"/>
      <text:p text:style-name="P51"/>
      <text:p text:style-name="P51"/>
      <text:p text:style-name="P1"/>
      <text:p text:style-name="P47">Вопрос №8.</text:p>
      <text:p text:style-name="P6">Выскажись своему "видению" (этой проблемы). </text:p>
      <text:p text:style-name="P17">Т.е. представь диалог. </text:p>
      <text:p text:style-name="P17">Есть ты (от первого лица).</text:p>
      <text:p text:style-name="P17">Есть эта проблема (как личность, сидящая лицом к тебе).</text:p>
      <text:p text:style-name="P17">И скажи ей:</text:p>
      <text:p text:style-name="P6">- <text:span text:style-name="T4">что ты её любишь</text:span></text:p>
      <text:p text:style-name="P6">- <text:span text:style-name="T4">что не можешь без него жить</text:span></text:p>
      <text:p text:style-name="P6">- свое мнение</text:p>
      <text:p text:style-name="P6">- <text:span text:style-name="T4">свои тревоги</text:span></text:p>
      <text:p text:style-name="P6">- что <text:span text:style-name="T4">ты </text:span>видишь</text:p>
      <text:p text:style-name="P6">- <text:span text:style-name="T4">спроси его надо ли тебе </text:span>применить к нему какие-то коэффициенты <text:span text:style-name="T4">(обновить свои знания и ожидания в чём-то) </text:span>чтоб лучше его понять.</text:p>
      <text:p text:style-name="P1"/>
      <text:p text:style-name="P25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5">Все существенные (полезные) мысли выделить жирным (т.е. те, которые не хотелось бы чтоб пропали).</text:p>
      <text:p text:style-name="P25"/>
      <text:p text:style-name="P61">Разложенные по дому тряпки это бред. Она минималист как и ты. Её плюшкины бесят.</text:p>
      <text:p text:style-name="P61">Чини что можешь юзать. Остальное в помойку. Антикварщик хренов.</text:p>
      <text:p text:style-name="P61">Майндмапы делай. По списку. И будет тебе Оля.</text:p>
      <text:p text:style-name="P61">Почини ноут и всё. И закажи с тейпс юа скотч. <text:span text:style-name="T13">Починил он.</text:span></text:p>
      <text:p text:style-name="P51"/>
      <text:p text:style-name="P51"/>
      <text:p text:style-name="P1"/>
      <text:p text:style-name="P48">Вопрос №9.</text:p>
      <text:p text:style-name="P7">Представь <text:span text:style-name="T5">что ты видишь себя со стороны. </text:span></text:p>
      <text:p text:style-name="P18">В окружении таких же людей как ты (с такой же проблемой и такими же методами её решения).</text:p>
      <text:p text:style-name="P19">Но представь что ты – единственный кто считает что эти “принятые” решения нерабочие / нечестные / несправедливые / недостойные и т.п. </text:p>
      <text:p text:style-name="P19">И что ты единственный среди них кто верит что решить её можно только когда все вокруг неё обьеденятся.</text:p>
      <text:p text:style-name="P9">Что ты видишь?</text:p>
      <text:p text:style-name="P1"/>
      <text:p text:style-name="P25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5">Все существенные (полезные) мысли выделить жирным (т.е. те, которые не хотелось бы чтоб пропали).</text:p>
      <text:p text:style-name="P25"/>
      <text:p text:style-name="P58">Общество зазнавшихся умных парней и рабынь.</text:p>
      <text:p text:style-name="P58">Я реально у неё на шее сижу. В эмоциональном плане как минимум.</text:p>
      <text:p text:style-name="P58">Может стоит ей цветы хоть раз подарить. Анонимно хотя бы. <text:span text:style-name="T14">Или…….. нет ты прав. Гештальт. Ты ей подарил уже цветок. И это была последняя ваша встреча.</text:span></text:p>
      <text:p text:style-name="P58"/>
      <text:p text:style-name="P58">… <text:span text:style-name="T14">прости… что не удержался… вспомни какая она была забеганная.</text:span></text:p>
      <text:p text:style-name="P58"/>
      <text:p text:style-name="P59">да.</text:p>
      <text:p text:style-name="P59"/>
      <text:p text:style-name="P59">а всё потому что она не гештальтит задачи как ты. Иди. Закончи с ноутбуком. И вернись. Или знаешь вообще нет.доделай тут вначале. Тебе это нужнее.</text:p>
      <text:p text:style-name="P59">Я думаю тебе надо поменьше её трахать. И побольше ей лечить раны.</text:p>
      <text:p text:style-name="P59"/>
      <text:p text:style-name="P59">Какие?</text:p>
      <text:p text:style-name="P59"/>
      <text:p text:style-name="P59">Такие. Она сильная она справится. Именно эти раны лечить.</text:p>
      <text:p text:style-name="P59"/>
      <text:p text:style-name="P59">Как?</text:p>
      <text:p text:style-name="P59"/>
      <text:p text:style-name="P59">Видеть их хотя бы. Поремонтував вси компьютеры это просто показывание ей что ты работаешь. Что ты… давание ей надежды на простое будущее. хз.</text:p>
      <text:p text:style-name="P59">Она нормальная баба. Женись если выпадет шанс. Сразу. Не мешкай если предложит.</text:p>
      <text:p text:style-name="P59"/>
      <text:p text:style-name="P59">Я пытаюсь. Но она не предлагает.</text:p>
      <text:p text:style-name="P59"/>
      <text:p text:style-name="P59">Потму что ты очень жоско её обматерил раз пятнадцать. И некоторые разы были как раз в те моменты когда она тебе “я тебе всё и ничего не прошу взамен”. Именно в эти моменты ты её пиздил сильее всего. Эмоционально.</text:p>
      <text:p text:style-name="P59"/>
      <text:p text:style-name="P59">Я хочу это.</text:p>
      <text:p text:style-name="P59"/>
      <text:p text:style-name="P59">Отношение “я тебе всё”?</text:p>
      <text:p text:style-name="P59"/>
      <text:p text:style-name="P59">да.</text:p>
      <text:p text:style-name="P59"/>
      <text:p text:style-name="P59">личи её раны. Как лечил тогда.</text:p>
      <text:p text:style-name="P59"/>
      <text:p text:style-name="P59">Я не умею.</text:p>
      <text:p text:style-name="P59"/>
      <text:p text:style-name="P59">Вы попрощались из-за этого. Из-за того что ты не умел. И ты полтора года путался в мыслях после этого. Почему не умею и т.п.</text:p>
      <text:p text:style-name="P59"/>
      <text:p text:style-name="P59"/>
      <text:p text:style-name="P59">помоги мне.</text:p>
      <text:p text:style-name="P59"/>
      <text:p text:style-name="P59">Просто… будь… халявным… мозгоправом.</text:p>
      <text:p text:style-name="P59"/>
      <text:p text:style-name="P59">Та не могу я. У меня в дневнике это записано но сука дохрена планов.</text:p>
      <text:p text:style-name="P59"/>
      <text:p text:style-name="P59">Дохрена планов у неё тоже. А ты лучший мозгоправ во вселенной.</text:p>
      <text:p text:style-name="P50"/>
      <text:p text:style-name="P50"/>
      <text:p text:style-name="P25"/>
      <text:p text:style-name="P1"/>
      <text:p text:style-name="P23">Вопрос №10. </text:p>
      <text:p text:style-name="P10">Что НА САМОМ ДЕЛЕ произошло?</text:p>
      <text:p text:style-name="P8">- <text:span text:style-name="T6">события</text:span></text:p>
      <text:p text:style-name="P8">- <text:span text:style-name="T6">причины</text:span></text:p>
      <text:p text:style-name="P8">- <text:span text:style-name="T6">следствия</text:span></text:p>
      <text:p text:style-name="P8">- роль <text:span text:style-name="T6">этого события между этими причинами и этими следствиями?</text:span></text:p>
      <text:p text:style-name="P22"><text:span text:style-name="T6">(</text:span>по сути <text:span text:style-name="T6">это поисковой ресёрч – сбор фактов, причин, следствий и связей).</text:span></text:p>
      <text:p text:style-name="P22"/>
      <text:p text:style-name="P25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5">Все существенные (полезные) мысли выделить жирным (т.е. те, которые не хотелось бы чтоб пропали).</text:p>
      <text:p text:style-name="P25"/>
      <text:p text:style-name="P62">Познакомились в 2017м. Я её год комплиментил. Потом мы два года ебались раз в 1.5-2 месяца. Потом 1.5 года перерыва потому что “муж узнал”. Муж её чмырил. Она мне писала я не отвечал потому что думал что это он. Влез сука в психологию так глубоко что понял что мне не интересна баба с такими мозгами. И короче зх.</text:p>
      <text:p text:style-name="P62"/>
      <text:p text:style-name="P62">Вот вот. Бросил её. Как кингуру который бросает ребёнка гиенам чтоб спастись. Потому она тебе и не доверяет больше. И не доверится никогда. По крайней мере пока не вернёшь майндмапы. Хватит гештальтить каждый бред.</text:p>
      <text:p text:style-name="P51"/>
      <text:p text:style-name="P51"/>
      <text:p text:style-name="P51"/>
      <text:p text:style-name="P22"/>
      <text:p text:style-name="P23">Вопрос №11.</text:p>
      <text:p text:style-name="P8">Является ли эта вещь шкалой? </text:p>
      <text:p text:style-name="P10">Чтоб выяснить – спроецируй себя в такие ситуации (просто запиши, если бы ты был в каждой из них, как бы она выглядела):</text:p>
      <text:p text:style-name="P8"><text:span text:style-name="T6">Если “р</text:span>еш<text:span text:style-name="T6">у </text:span>задачу = <text:span text:style-name="T6">пятёрка [подарок, </text:span>социальное признание<text:span text:style-name="T6">]</text:span>, не реш<text:span text:style-name="T6">у</text:span> = ремень [нарушение моей целостности]".</text:p>
      <text:p text:style-name="P10">И наоборот.</text:p>
      <text:p text:style-name="P10">Если “решу задачу = ремень, не решу = пятёрка (подарок, статус и т.п.).”</text:p>
      <text:p text:style-name="P23">Один вариант может казаться более знакомым чем другой.</text:p>
      <text:p text:style-name="P22">Любая шкала почти всегда навязана (1% где-то природного происхождения).</text:p>
      <text:p text:style-name="P22"><text:span text:style-name="T6">И</text:span> она воюет <text:span text:style-name="T6">ремнями и статусами </text:span>за право жизни <text:span text:style-name="T6">в сердцах людей.</text:span></text:p>
      <text:p text:style-name="P22">Не имея этого "конструкта шкалы" ты перестанешь отходить от задачи чтоб доказать кому-то её важность.</text:p>
      <text:p text:style-name="P1"/>
      <text:p text:style-name="P25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5">Все существенные (полезные) мысли выделить жирным (т.е. те, которые не хотелось бы чтоб пропали).</text:p>
      <text:p text:style-name="P25"/>
      <text:p text:style-name="P63">И да и нет. Все шкалы навязаны. Она единственная кто не навязывает мне никаких шкал.</text:p>
      <text:p text:style-name="P51"/>
      <text:p text:style-name="P51"/>
      <text:p text:style-name="P51"/>
      <text:p text:style-name="P1"/>
      <text:p text:style-name="P23"/>
      <text:p text:style-name="P23">Вопрос №12.</text:p>
      <text:p text:style-name="P10">Сделай “сборку” этого вопроса.</text:p>
      <text:p text:style-name="P8"><text:span text:style-name="T6">П</text:span>рочувствуй <text:span text:style-name="T6">внутренние процессы</text:span>:</text:p>
      <text:p text:style-name="P8">- это<text:span text:style-name="T6">го</text:span> событи<text:span text:style-name="T6">я</text:span></text:p>
      <text:p text:style-name="P8">- вс<text:span text:style-name="T6">его </text:span>что с ним связано</text:p>
      <text:p text:style-name="P8">- <text:span text:style-name="T6">тебя</text:span></text:p>
      <text:p text:style-name="P8">- <text:span text:style-name="T6">того что тебя с ним </text:span>обьединяет</text:p>
      <text:p text:style-name="P8">- <text:span text:style-name="T6">всех прохожих проходящих мимо этого события</text:span></text:p>
      <text:p text:style-name="P8">- информационного поля</text:p>
      <text:p text:style-name="P8">- всех остальных во вселенной</text:p>
      <text:p text:style-name="P22">  * чтоб дать мозгам понять что ты решил что-то в этом плане навсегда изменить. </text:p>
      <text:p text:style-name="P22">И распределить нагрузку по мозгу равномерно (по сканам МРТ видно что если этого не сделать то будешь активировать только те зоны которыми ты привык это анализировать, а не все зоны которые могут тебе этим помочь - например без этого можешь отключить центр поиска подручных средств и анализа текущего т.е. <text:span text:style-name="T6">н</text:span>астоящего момента).</text:p>
      <text:p text:style-name="P25"/>
      <text:p text:style-name="P25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5">Все существенные (полезные) мысли выделить жирным (т.е. те, которые не хотелось бы чтоб пропали).</text:p>
      <text:p text:style-name="P25"/>
      <text:p text:style-name="P63">Та муж блядь. Если б его у неё не было хер бы я её кадрил.</text:p>
      <text:p text:style-name="P63"/>
      <text:p text:style-name="P63">Эм</text:p>
      <text:p text:style-name="P63"/>
      <text:p text:style-name="P63">я хочу безопасность. Хочу знать что баба сьебёт когда я её прошу. Но сейчас я больше не хочу этого. Я хочу чтоб она была всегда в моей кровати.</text:p>
      <text:p text:style-name="P63"/>
      <text:p text:style-name="P63">Отлично. Ты понял что такое девушка. Щас вернём её. Не хнычь.</text:p>
      <text:p text:style-name="P51"/>
      <text:p text:style-name="P51"/>
      <text:p text:style-name="P51"/>
      <text:p text:style-name="P22"/>
      <text:p text:style-name="P32">Вопрос №13.</text:p>
      <text:p text:style-name="P4">Представь что эта вещь (проблема) летает в вакууме, в котором нет ни энергии ни других вещей. Что ты видишь?</text:p>
      <text:p text:style-name="P1"/>
      <text:p text:style-name="P26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6">Все существенные (полезные) мысли выделить жирным (т.е. те, которые не хотелось бы чтоб пропали).</text:p>
      <text:p text:style-name="P26"/>
      <text:p text:style-name="P63">Некую комбинацию атомов. Форму сложенную из них.</text:p>
      <text:p text:style-name="P52"/>
      <text:p text:style-name="P52"/>
      <text:p text:style-name="P52"/>
      <text:p text:style-name="P33"/>
      <text:p text:style-name="P1"/>
      <text:p text:style-name="P32">Вопрос №14.</text:p>
      <text:p text:style-name="P4">Чем (какими своими частями) этот пункт решает повторяющиеся проблемы?</text:p>
      <text:p text:style-name="P1"/>
      <text:p text:style-name="P26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6">Все существенные (полезные) мысли выделить жирным (т.е. те, которые не хотелось бы чтоб пропали).</text:p>
      <text:p text:style-name="P26"/>
      <text:p text:style-name="P63">Моим дневником решения повторяющихся проблем.</text:p>
      <text:p text:style-name="P52"/>
      <text:p text:style-name="P52"/>
      <text:p text:style-name="P52"/>
      <text:p text:style-name="P33"/>
      <text:p text:style-name="P1"/>
      <text:p text:style-name="P32">Вопрос №15.</text:p>
      <text:p text:style-name="P4">Почему (по каким причинам этот пункт решает повторяющиеся проблемы?</text:p>
      <text:p text:style-name="P1"/>
      <text:p text:style-name="P26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6">Все существенные (полезные) мысли выделить жирным (т.е. те, которые не хотелось бы чтоб пропали).</text:p>
      <text:p text:style-name="P26"/>
      <text:p text:style-name="P63">Вначале потому что я её бил когда она не делала или делала неверно. Щас не знаю. Может вообще перестала. А может выдохлась. Я тоже блядь много здоровья потерял на дневнике. Теперь я только в карты дневничных задач верю.</text:p>
      <text:p text:style-name="P63"/>
      <text:p text:style-name="P63">Наконец-то… она умеет их трекать но не умеет решать. Сука просто сделай видео про свои карты. Блядь как ты мне надоел.</text:p>
      <text:p text:style-name="P52"/>
      <text:p text:style-name="P63">Ты думаешь я не хочу сделать видео? Ты думаешь я не пытаюсь? Я пытаюсь. Но каждый грёбанный день всплывает какая-то хрень. Хотя погоди. Наверно я … я понял. Это я колдовал. Пиздец.</text:p>
      <text:p text:style-name="P63"/>
      <text:p text:style-name="P63">Браво.</text:p>
      <text:p text:style-name="P52"/>
      <text:p text:style-name="P52"/>
      <text:p text:style-name="P33"/>
      <text:p text:style-name="P34">Вопрос №16.</text:p>
      <text:p text:style-name="P4">Можно ли (и стоит ли) решить повторяющуюся проблему, котор<text:span text:style-name="T7">ую</text:span> оно решает, <text:span text:style-name="T7">так </text:span>чтоб это повторение создавало меньше заморочек для меня?</text:p>
      <text:p text:style-name="P34">Скорей всего нет, ещё рано что-то менять, но посмотреть стоит.</text:p>
      <text:p text:style-name="P27"/>
      <text:p text:style-name="P27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7">Все существенные (полезные) мысли выделить жирным (т.е. те, которые не хотелось бы чтоб пропали).</text:p>
      <text:p text:style-name="P27"/>
      <text:p text:style-name="P63">Она и есть решение заморочек. Решение заморочек с мамой.</text:p>
      <text:p text:style-name="P63"/>
      <text:p text:style-name="P63">Эм вот оно что. Вылезло. Молодец. И каких же?</text:p>
      <text:p text:style-name="P63"/>
      <text:p text:style-name="P63">Тех что она меня заёбывает. Мне нужна как противовес девушка которая меня боготворит.</text:p>
      <text:p text:style-name="P63"/>
      <text:p text:style-name="P63">т.е. что? т.е. <text:span text:style-name="T15">карты того чем тебя заёбывают. </text:span>Молодец.</text:p>
      <text:p text:style-name="P53"/>
      <text:p text:style-name="P53"/>
      <text:p text:style-name="P53"/>
      <text:p text:style-name="P35"/>
      <text:p text:style-name="P34">Вопрос №17.</text:p>
      <text:p text:style-name="P4">Какой перманентный вред нанесённый мне оно решает?</text:p>
      <text:p text:style-name="P27"/>
      <text:p text:style-name="P27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7">Все существенные (полезные) мысли выделить жирным (т.е. те, которые не хотелось бы чтоб пропали).</text:p>
      <text:p text:style-name="P27"/>
      <text:p text:style-name="P66">Раны себе. Все.</text:p>
      <text:p text:style-name="P66">Она хороший человек.</text:p>
      <text:p text:style-name="P66"/>
      <text:p text:style-name="P66">Скажи ей. <text:span text:style-name="T15">Коли ти розведешся і запропонуєш мені на тобі одружитись, я подарую тобі прабабцине срібне кільце.</text:span></text:p>
      <text:p text:style-name="P53"/>
      <text:p text:style-name="P66">А ты уверен что одного спасательнечества тебе хватит?</text:p>
      <text:p text:style-name="P66">Для такой чести?</text:p>
      <text:p text:style-name="P66">Чем хуже просто ебать её?</text:p>
      <text:p text:style-name="P66"/>
      <text:p text:style-name="P66">Тем что я не жестокий человек.</text:p>
      <text:p text:style-name="P66"/>
      <text:p text:style-name="P66">Так и скажи.</text:p>
      <text:p text:style-name="P67">Я не жорстока людина, щоб просто тебе ї6ати і не запропонувати одружитись.</text:p>
      <text:p text:style-name="P67"/>
      <text:p text:style-name="P76">Вот. И карті делай. Всё.</text:p>
      <text:p text:style-name="P35"/>
      <text:p text:style-name="P37">Вопрос №18.</text:p>
      <text:p text:style-name="P11">Какие у него есть методы решения этого перманентного вреда нанесённого мне?</text:p>
      <text:p text:style-name="P28"/>
      <text:p text:style-name="P28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8">Все существенные (полезные) мысли выделить жирным (т.е. те, которые не хотелось бы чтоб пропали).</text:p>
      <text:p text:style-name="P28"/>
      <text:p text:style-name="P66">Секс. Во всех мыслемых и немыслемых позах. Никаких тормозов. Никакого “фу мне противно”. Хоть глоткой хоть пиздой без презерватива хоть блядь вверх ногами. Любое.</text:p>
      <text:p text:style-name="P66"/>
      <text:p text:style-name="P66">т.е. свобода ебать тех кого хочешь так как ты хочешь.</text:p>
      <text:p text:style-name="P66"/>
      <text:p text:style-name="P66">Угу.</text:p>
      <text:p text:style-name="P66"/>
      <text:p text:style-name="P66">Ну я не буду писать в дневник “то чего хочу”. Ты по моему это писал 300 раз. Но хочешь запиши.</text:p>
      <text:p text:style-name="P54"/>
      <text:p text:style-name="P54"/>
      <text:p text:style-name="P54">…</text:p>
      <text:p text:style-name="P36"/>
      <text:p text:style-name="P37">Вопрос №19.</text:p>
      <text:p text:style-name="P11">Чьи ещё повторяющиеся проблемы и перманентные вреды оно решает и какими методами? </text:p>
      <text:p text:style-name="P11">И могу ли я их решить <text:span text:style-name="T8">сам?</text:span></text:p>
      <text:p text:style-name="P11">(а.к.а. Распутать гадюшник, <text:span text:style-name="T8">взять на себя роль делающую этот пункт ценным</text:span>).</text:p>
      <text:p text:style-name="P1"/>
      <text:p text:style-name="P28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8">Все существенные (полезные) мысли выделить жирным (т.е. те, которые не хотелось бы чтоб пропали).</text:p>
      <text:p text:style-name="P28"/>
      <text:p text:style-name="P78">Мужа тянет.</text:p>
      <text:p text:style-name="P78">Он там себе ноги ломает, бухает и вечно тянет себя в проблемы, лишь бы его тянули.</text:p>
      <text:p text:style-name="P78">Кредиты берёт и т.п.</text:p>
      <text:p text:style-name="P78"/>
      <text:p text:style-name="P78">угу. И <text:s/>замечу <text:span text:style-name="T17">ТЫ НИ РАЗУ НЕ ГОВОРИЛ ЕЙ КОГО-ТО НЕ ТЯНУТЬ. ТЫ ПОМОГАЛ ЕЙ ЛЕЧИТЬ РАНЫ КОТОРЫЕ ОНА ПРИ ЭТОМ ПОЛУЧАЕТ. Она чувствовала себя с тобой той девочкой которая “уведи меня отсюда”.</text:span></text:p>
      <text:p text:style-name="P78"><text:span text:style-name="T17"/></text:p>
      <text:p text:style-name="P78"><text:span text:style-name="T17">Бэлиин……</text:span></text:p>
      <text:p text:style-name="P78"><text:span text:style-name="T17"/></text:p>
      <text:p text:style-name="P78"><text:span text:style-name="T17">а теперь она тоже может такой быть если просто замутишь карту и видео. Нахуя тебе те ноутбуки. Почини что можешь и забей. Мегалот блядь. </text:span><text:span text:style-name="T18">Не храни хлам короче. Не будь барахольщиком. </text:span><text:span text:style-name="T16">НЕ ХРАНИ В ОЧЕРЕДИ ВЕЩЕЙ КОТОРЫЕ НАДО РАНО ИЛИ ПОЗДНО ПРОГНАТЬ ЧЕРЕЗ ГЕШТАЛЬТ. ПРОГОНЯЙ СРАЗУ ЛИБО МЕГАЛОТ.</text:span></text:p>
      <text:p text:style-name="P54"/>
      <text:p text:style-name="P54"/>
      <text:p text:style-name="P54">…</text:p>
      <text:p text:style-name="P36"/>
      <text:p text:style-name="P37"/>
      <text:p text:style-name="P37">Вопрос №20.</text:p>
      <text:p text:style-name="P11">Решения каких повторяющихся проблем и нанесённых кому-то перманентных вредов этой вещи избыточно? (в мире) </text:p>
      <text:p text:style-name="P36">Т.е. <text:span text:style-name="T8">какие вещи ему н</text:span>астолько просто <text:span text:style-name="T8">решать</text:span>, что ему решать их "одним больше одним, меньше - пофиг - никаких существенных дополнительных энергозатрат <text:span text:style-name="T8">при росте нагрузки</text:span>".</text:p>
      <text:p text:style-name="P1"/>
      <text:p text:style-name="P28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8">Все существенные (полезные) мысли выделить жирным (т.е. те, которые не хотелось бы чтоб пропали).</text:p>
      <text:p text:style-name="P28"/>
      <text:p text:style-name="P79">Решение своих.</text:p>
      <text:p text:style-name="P79">Любые раны ей она вылечит сама. Всегда так было. Хоть и зависит от тех кто её лечит вместо неё она не пропадёт если её никто лечить не будет. Поднимет жопу и сделает. Так всегда было.</text:p>
      <text:p text:style-name="P79"/>
      <text:p text:style-name="P79">Чини ноутбук. И забей. И напиши ей что починил все компы. Закрой тему.</text:p>
      <text:p text:style-name="P54"/>
      <text:p text:style-name="P54"/>
      <text:p text:style-name="P54">…</text:p>
      <text:p text:style-name="P36"/>
      <text:p text:style-name="P1"/>
      <text:p text:style-name="P37">Вопрос №21.</text:p>
      <text:p text:style-name="P4">Как это повторение делает меня лучше?</text:p>
      <text:p text:style-name="P28"/>
      <text:p text:style-name="P28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8">Все существенные (полезные) мысли выделить жирным (т.е. те, которые не хотелось бы чтоб пропали).</text:p>
      <text:p text:style-name="P28"/>
      <text:p text:style-name="P80">Учит принимать <text:span text:style-name="T15">решения имеющие важный <text:s/>исход для моей жизни.</text:span></text:p>
      <text:p text:style-name="P80"/>
      <text:p text:style-name="P80">О. запишу.</text:p>
      <text:p text:style-name="P54"/>
      <text:p text:style-name="P80">Умничка. Теперь чини что хочешь. Ты всегда будешь первый. Во всём. Спасибо. Что ты есть.</text:p>
      <text:p text:style-name="P81">Завтра починишь и скажешь что закрыл тему. Не тяни резину. Хоп хоп и всё,</text:p>
      <text:p text:style-name="P54">…</text:p>
      <text:p text:style-name="P37"/>
      <text:p text:style-name="P37"/>
      <text:p text:style-name="P37">Вопрос №22.</text:p>
      <text:p text:style-name="P11">Задай себе вопрос, на каком этапе твоей жизни это возникло впервые.</text:p>
      <text:p text:style-name="P11">И представь что ты <text:span text:style-name="T8">тогдашний </text:span>(того возраста) говоришь об этом понятии себе сегодняшнему. Слово в слово. </text:p>
      <text:p text:style-name="P36">Тоже <text:span text:style-name="T8">глубокая </text:span>терапия. Чтоб не тыкать себе палки в колёса дальше на этом пути</text:p>
      <text:p text:style-name="P1"/>
      <text:p text:style-name="P28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8">Все существенные (полезные) мысли выделить жирным (т.е. те, которые не хотелось бы чтоб пропали).</text:p>
      <text:p text:style-name="P28"/>
      <text:p text:style-name="P82">Ох нихуя себе из какого вреда себе она меня вытащила…</text:p>
      <text:p text:style-name="P68">я ж був в повній сраці емоційно, коли тебе вперше побачив. Спілкувався з дівчиною з псіхушки. Тільки набив вдруге татуху. Був з тими дурами. Блін ти ангел.</text:p>
      <text:p text:style-name="P54"/>
      <text:p text:style-name="P54"/>
      <text:p text:style-name="P54">…</text:p>
      <text:p text:style-name="P36"/>
      <text:p text:style-name="P1"/>
      <text:p text:style-name="P37">Вопрос №23.</text:p>
      <text:p text:style-name="P4">БЛАГОДАРНОСТЬ</text:p>
      <text:p text:style-name="P12">Проговори в уме:</text:p>
      <text:p text:style-name="P12">Я благодарю…:</text:p>
      <text:p text:style-name="P4">- <text:span text:style-name="T8">его </text:span>(предмет <text:span text:style-name="T8">вопроса</text:span>)</text:p>
      <text:p text:style-name="P4">- его существовани<text:span text:style-name="T8">е</text:span></text:p>
      <text:p text:style-name="P4">- всё что он(о) даёт</text:p>
      <text:p text:style-name="P4">- всех кто мне что либо даёт когда оно у меня есть</text:p>
      <text:p text:style-name="P4">- всё что мне приходит когда оно у меня есть</text:p>
      <text:p text:style-name="P4">- все методы делать себе хорошо которые мне доступны когда оно у меня есть</text:p>
      <text:p text:style-name="P4">- всё что не мешает и не сопротивляется созданию, поддержанию и защите этого (или вакуумов в которых оно есть)</text:p>
      <text:p text:style-name="P4">- всех ради кого оно создаётся поддерживается и защищается</text:p>
      <text:p text:style-name="P4">- всё ради чего оно создаётся поддерживается и защищается</text:p>
      <text:p text:style-name="P4">- всё чем я есть когда оно у меня есть <text:span text:style-name="T8">(</text:span>это защита от тех кто мне будет упрекать что <text:s/>я чего-то “не заслужил”, <text:span text:style-name="T8">и</text:span>ли <text:span text:style-name="T8">что я “</text:span>что-то не так сделал и заслужил проблему”. Упырей короче которые пытаются меня добить <text:span text:style-name="T8">воспользовавшись этой проблемой).</text:span></text:p>
      <text:p text:style-name="P1"/>
      <text:p text:style-name="P28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8">Все существенные (полезные) мысли выделить жирным (т.е. те, которые не хотелось бы чтоб пропали).</text:p>
      <text:p text:style-name="P28"/>
      <text:p text:style-name="P83">+</text:p>
      <text:p text:style-name="P83">почини все ноутбуки. Тебе ж легко. БЫЛО легко пока не начал решать без гештальта. Реши. У меня всё.</text:p>
      <text:p text:style-name="P54"/>
      <text:p text:style-name="P54"/>
      <text:p text:style-name="P54">…</text:p>
      <text:p text:style-name="P36"/>
      <text:p text:style-name="P1"/>
      <text:p text:style-name="P37">Вопрос №24.</text:p>
      <text:p text:style-name="P11"><text:span text:style-name="T8">БЛАГОДАРНОСТЬ </text:span>АЛЬТЕРНАТИВЫ.</text:p>
      <text:p text:style-name="P12">Т.е. как предыдущий вопрос №23, но на этот раз я благодарю:</text:p>
      <text:p text:style-name="P12">- альтернативу этого вопроса (то что достигает той же цели противоположными результатами)</text:p>
      <text:p text:style-name="P12">- существование альтернативы</text:p>
      <text:p text:style-name="P12">- всё что мне альтернатива даёт</text:p>
      <text:p text:style-name="P11">- всех кто мне что либо даёт когда у меня есть <text:span text:style-name="T8">альтернатива</text:span></text:p>
      <text:p text:style-name="P11">- всё что мне приходит когда у меня есть <text:span text:style-name="T8">альтернатива</text:span></text:p>
      <text:p text:style-name="P11">- все методы делать себе хорошо которые мне доступны когда у меня <text:span text:style-name="T8">альтернатива</text:span></text:p>
      <text:p text:style-name="P11">- всё что не мешает и не сопротивляется созданию, поддержанию и защите <text:span text:style-name="T8">альтернативы</text:span></text:p>
      <text:p text:style-name="P11">- всех ради кого <text:span text:style-name="T8">альтернатива этой вещи </text:span>создаётся поддерживается и защищается</text:p>
      <text:p text:style-name="P11">- всё ради чего <text:span text:style-name="T8">альтернатива </text:span>создаётся поддерживается и защищается</text:p>
      <text:p text:style-name="P12">- всё чем я есть когда у меня есть альтернатива</text:p>
      <text:p text:style-name="P37"/>
      <text:p text:style-name="P28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8">Все существенные (полезные) мысли выделить жирным (т.е. те, которые не хотелось бы чтоб пропали).</text:p>
      <text:p text:style-name="P28"/>
      <text:p text:style-name="P83">Мусю поставь. Сразу после этого.</text:p>
      <text:p text:style-name="P83"/>
      <text:p text:style-name="P83">к</text:p>
      <text:p text:style-name="P54"/>
      <text:p text:style-name="P54"/>
      <text:p text:style-name="P54">…</text:p>
      <text:p text:style-name="P37"/>
      <text:p text:style-name="P37"/>
      <text:p text:style-name="P37">Вопрос №25.</text:p>
      <text:p text:style-name="P11">Если бы земляни прилетели на другую планету, на которой бы их считали пришельцами... </text:p>
      <text:p text:style-name="P11">И среди них был ты. </text:p>
      <text:p text:style-name="P12">С этой проблемой.</text:p>
      <text:p text:style-name="P11">Кого бы в тебе увидели те жители той планеты, для которой вы все - пришельцы?</text:p>
      <text:p text:style-name="P1"/>
      <text:p text:style-name="P28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8">Все существенные (полезные) мысли выделить жирным (т.е. те, которые не хотелось бы чтоб пропали).</text:p>
      <text:p text:style-name="P28"/>
      <text:p text:style-name="P83">Женщину. Самку. хз. Ничего необычного. “его самка”. Так бывает.</text:p>
      <text:p text:style-name="P54"/>
      <text:p text:style-name="P54"/>
      <text:p text:style-name="P54">…</text:p>
      <text:p text:style-name="P37"/>
      <text:p text:style-name="P37">Вопрос №26.</text:p>
      <text:p text:style-name="P4"><text:span text:style-name="T8">Представь, как р</text:span>асцветают (я и все остальные) от любых моих мыслей или действий.</text:p>
      <text:p text:style-name="P1"/>
      <text:p text:style-name="P28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8">Все существенные (полезные) мысли выделить жирным (т.е. те, которые не хотелось бы чтоб пропали).</text:p>
      <text:p text:style-name="P28"/>
      <text:p text:style-name="P84">Дневник блин создал. Благодаря тому что любил не только её. Но её в том числе. Она думает (и это доказано кстати) что любить кого-то кроме неё полезно для твоей продуктивности. </text:p>
      <text:p text:style-name="P84">Хотя дело лишь в гештальте.</text:p>
      <text:p text:style-name="P84">У меня всё.</text:p>
      <text:p text:style-name="P84"/>
      <text:p text:style-name="P84">Я хочу её.</text:p>
      <text:p text:style-name="P84"/>
      <text:p text:style-name="P84">Умница.</text:p>
      <text:p text:style-name="P54"/>
      <text:p text:style-name="P54"/>
      <text:p text:style-name="P54">…</text:p>
      <text:p text:style-name="P37"/>
      <text:p text:style-name="P37"/>
      <text:p text:style-name="P37">Вопрос №27.</text:p>
      <text:p text:style-name="P11"><text:span text:style-name="T8">Увидь</text:span>, что оно <text:span text:style-name="T8">(этот предмет разговора)</text:span>, и каждая его часть - это <text:span text:style-name="T8">ты</text:span>.</text:p>
      <text:p text:style-name="P1">* потому что "видеть что это я" это приближение, а требование - это отдаление.</text:p>
      <text:p text:style-name="P1"/>
      <text:p text:style-name="P28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8">Все существенные (полезные) мысли выделить жирным (т.е. те, которые не хотелось бы чтоб пропали).</text:p>
      <text:p text:style-name="P28"/>
      <text:p text:style-name="P85">Старуха. 34 года. Тридцать. Четыре. На два года старше. С ребёнком мужем тараканами бедными наглыми родственниками смотрящая вдаль и видящая лишь инструменты.</text:p>
      <text:p text:style-name="P85">Дымок пошёл у неё. Я тебя ещё не ебал. Я просто развлёкся.</text:p>
      <text:p text:style-name="P85"/>
      <text:p text:style-name="P85">Интересно каково это дрочить ультразвуком. Надо попробовать.</text:p>
      <text:p text:style-name="P85"/>
      <text:p text:style-name="P85">К</text:p>
      <text:p text:style-name="P85">она любит когда всё в сексе делают за неё. Тут ты преуспел. Пялишь её в кустах блядь. Пишешь ей про глотку неделями. Берёшь за руку и тащишь в комнату. Я думаю тебе нечего добавить. Лишь один вопрос. Что тебя при этом мотивирует? Мне кажется тебя мотивировала перспектива в какой-то момент перестать это делать.</text:p>
      <text:p text:style-name="P85"/>
      <text:p text:style-name="P85">Так и было</text:p>
      <text:p text:style-name="P85"/>
      <text:p text:style-name="P85">ещё не долго не волнуйся.</text:p>
      <text:p text:style-name="P85">т.е. суть в чём. Она тебе дала. А ты ищешь как вылезти ей на голову. Лезь на свою голову. И поверь она первой к тебе прибежит.</text:p>
      <text:p text:style-name="P85"/>
      <text:p text:style-name="P86">А как?</text:p>
      <text:p text:style-name="P86"/>
      <text:p text:style-name="P69">Вещи в моей голове на которые можно опереться.</text:p>
      <text:p text:style-name="P54"/>
      <text:p text:style-name="P54"/>
      <text:p text:style-name="P54">…</text:p>
      <text:p text:style-name="P37"/>
      <text:p text:style-name="P1"/>
      <text:p text:style-name="P41">Вопрос №28.</text:p>
      <text:p text:style-name="P13"><text:span text:style-name="T9">Увидь, </text:span>что оно и каждая его часть видит в <text:span text:style-name="T9">тебе (т.е. увидь его глазами себя)</text:span>.</text:p>
      <text:p text:style-name="P1">* практика показала что это сразу включает механизмы саморешения, после которых экономится куча времени на анализе.</text:p>
      <text:p text:style-name="P1"/>
      <text:p text:style-name="P29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9">Все существенные (полезные) мысли выделить жирным (т.е. те, которые не хотелось бы чтоб пропали).</text:p>
      <text:p text:style-name="P29"/>
      <text:p text:style-name="P87">Человека который был богом а щас нищеброд. </text:p>
      <text:p text:style-name="P87">И она думает что из-за неё.</text:p>
      <text:p text:style-name="P87">Или что из-за неё будет хуже. Разубеди её в этом. Своими пректами. Делай видео. Ты вроде как снимал видео. Ну так и дальше снимай. Почучуть. Кусочками. Ладно. Если уж не можешь с мамой в доме это делать. Снимешь. У тебя 5 роликов осталось. Каждый минут на 20. а мама уже по сути фул тайм. Вставай в 9 утра и записывай. Всё отлично. </text:p>
      <text:p text:style-name="P87"/>
      <text:p text:style-name="P87">…</text:p>
      <text:p text:style-name="P87"/>
      <text:p text:style-name="P88">ставь <text:span text:style-name="T15">то что тебя злит.</text:span></text:p>
      <text:p text:style-name="P55"/>
      <text:p text:style-name="P55"/>
      <text:p text:style-name="P55">…</text:p>
      <text:p text:style-name="P38"/>
      <text:p text:style-name="P1"/>
      <text:p text:style-name="P41">Вопрос №29.</text:p>
      <text:p text:style-name="P20">Как выглядит постоянная защита всех вещей (людей, предметов, структур и т.п.), которые тебя постоянно удовлетворяют, от любых проявлений этой проблемы.</text:p>
      <text:p text:style-name="P1"/>
      <text:p text:style-name="P29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9">Все существенные (полезные) мысли выделить жирным (т.е. те, которые не хотелось бы чтоб пропали).</text:p>
      <text:p text:style-name="P29"/>
      <text:p text:style-name="P89">Дрочат мне разные тёлки лишь бы я ни на ком одном не остановился.</text:p>
      <text:p text:style-name="P89"/>
      <text:p text:style-name="P89">Эм. это ты так воспринимаешь. Мол вот мне дрочат обе значит надо обеих ебать. На самом деле это вопли “выбери меня, выбери меня”. Это призывание остановиться на ком-то а не ебать всех. Вспомни. Как только ты выбирал дмитриеву, куимову или ещё кого-то…. То все остальные шли нахуй.</text:p>
      <text:p text:style-name="P89"/>
      <text:p text:style-name="P89">А это тут при чём? И более того это не правда.</text:p>
      <text:p text:style-name="P89"/>
      <text:p text:style-name="P89">Да ты прав. Не правда. Хорошо что ты помнишь. Наличие тёлки привлекает других тёлок. Основа пикапа блин. Ценность выше нуля – уже ценность.</text:p>
      <text:p text:style-name="P89"/>
      <text:p text:style-name="P89">Так что ты говоришь? Ебать мне одну или всех?</text:p>
      <text:p text:style-name="P89"/>
      <text:p text:style-name="P90">Не ебать никого. Вместо этого делать карту “<text:span text:style-name="T15">когда в руки идёт много похожих (или аналогичных) вариантов</text:span>”. И положешь конец сразу и тому дерьму что было с Престижио.</text:p>
      <text:p text:style-name="P55"/>
      <text:p text:style-name="P55"/>
      <text:p text:style-name="P55">…</text:p>
      <text:p text:style-name="P38"/>
      <text:p text:style-name="P1"/>
      <text:p text:style-name="P41">Вопрос №30.</text:p>
      <text:p text:style-name="P4"><text:span text:style-name="T9">П</text:span>осмотри на это с принципа что свобода это не иметь всё что хочешь а не хотеть.</text:p>
      <text:p text:style-name="P1"/>
      <text:p text:style-name="P29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9">Все существенные (полезные) мысли выделить жирным (т.е. те, которые не хотелось бы чтоб пропали).</text:p>
      <text:p text:style-name="P29"/>
      <text:p text:style-name="P91">Так и есть. Я хотел её хотел а оказалось я хотел поддержки. Может ещё чего вылеззет.</text:p>
      <text:p text:style-name="P91"/>
      <text:p text:style-name="P91">Так ей и скажи.</text:p>
      <text:p text:style-name="P91"/>
      <text:p text:style-name="P70">Хотів тебе хотів, а виявилось я хотів підтримки. От думаю може ще щось вилізе. Що я пробую тобою замінити.</text:p>
      <text:p text:style-name="P55"/>
      <text:p text:style-name="P91">Супер.</text:p>
      <text:p text:style-name="P55">…</text:p>
      <text:p text:style-name="P38"/>
      <text:p text:style-name="P1"/>
      <text:p text:style-name="P41">Вопрос №31.</text:p>
      <text:p text:style-name="P13">Что сделать чтоб оно увидело во мне и всех моих частях себя?</text:p>
      <text:p text:style-name="P29"/>
      <text:p text:style-name="P29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9">Все существенные (полезные) мысли выделить жирным (т.е. те, которые не хотелось бы чтоб пропали).</text:p>
      <text:p text:style-name="P29"/>
      <text:p text:style-name="P91">Психология. Браво. Ответ короткий. Видео психология и … карты. Как ответы на гештальт.</text:p>
      <text:p text:style-name="P91"/>
      <text:p text:style-name="P91">т.е. не гештальтить нихуя? Делать карты?</text:p>
      <text:p text:style-name="P91"/>
      <text:p text:style-name="P91">А что ты много нагештальтил?</text:p>
      <text:p text:style-name="P91"/>
      <text:p text:style-name="P91">Я комп собрал. На минуточку.</text:p>
      <text:p text:style-name="P91"/>
      <text:p text:style-name="P91">Насколько я помню ты карты ремонта и сборки делал.</text:p>
      <text:p text:style-name="P91"/>
      <text:p text:style-name="P91">Эм……… мда ты прав. Ладно. Тогда почему я его запорол? Тот престижио?</text:p>
      <text:p text:style-name="P91"/>
      <text:p text:style-name="P91">Потому что мать хочет чтоб “ты его любил”, и вечно лезет под руки. Ты сказал своё мнение. Это как если бы к хирургу лезли под руки с тарелкой борща и с грёбанными рассказами про свою работу. Пошла она. Мымра.</text:p>
      <text:p text:style-name="P91"/>
      <text:p text:style-name="P91">Отлично. И выкини грёбанные футболки. Сколько можно говорить. И одеяло синее тоже. Зелёные оставь они вроде норм.</text:p>
      <text:p text:style-name="P55"/>
      <text:p text:style-name="P55"/>
      <text:p text:style-name="P55">…</text:p>
      <text:p text:style-name="P38"/>
      <text:p text:style-name="P1"/>
      <text:p text:style-name="P41">Вопрос №32.</text:p>
      <text:p text:style-name="P4">Направь своё намеренье на хорошее для тебя решение этого повторения.</text:p>
      <text:p text:style-name="P1">(выгодного, прибыльного, приятно запоминающегося - в кои то веки поживи для себя)</text:p>
      <text:p text:style-name="P1"/>
      <text:p text:style-name="P29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9">Все существенные (полезные) мысли выделить жирным (т.е. те, которые не хотелось бы чтоб пропали).</text:p>
      <text:p text:style-name="P29"/>
      <text:p text:style-name="P71">Кольцо на пальце. Как символ связи с той кто считает меня богом. И это ты. Вот моя цель в жизни. </text:p>
      <text:p text:style-name="P55"/>
      <text:p text:style-name="P55"/>
      <text:p text:style-name="P55">…</text:p>
      <text:p text:style-name="P38"/>
      <text:p text:style-name="P41"/>
      <text:p text:style-name="P41">Вопрос №33.</text:p>
      <text:p text:style-name="P4"><text:span text:style-name="T9">Если есть какой-то холст, на котором нарисованы мир, ты, люди и т.п. - какое Н</text:span>амеренье по поводу этого вопроса протека<text:span text:style-name="T9">ет у всех этих предметов (ты, люди, мир и т.п.) и между ними на этом </text:span>холсте?</text:p>
      <text:p text:style-name="P1"/>
      <text:p text:style-name="P29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9">Все существенные (полезные) мысли выделить жирным (т.е. те, которые не хотелось бы чтоб пропали).</text:p>
      <text:p text:style-name="P29"/>
      <text:p text:style-name="P92">Спермой облить с ног до головы. Это мир в котором она живёт. А ты ей жениться предлагаешь, мечты реализовываешь и т.п. ты бог. Реально. Для неё. Был по крайней мере. Только не злись. </text:p>
      <text:p text:style-name="P55"/>
      <text:p text:style-name="P93">А почему я злюсь кстати?</text:p>
      <text:p text:style-name="P93"/>
      <text:p text:style-name="P93">Потому что тебе навязывают чей-то гештальт. Но не всегда это плохо. Если у бабы в голове верные цели и вкусы то её гештальт тебя вылечит. Вспомни. Она сама тебе жоский минет навязала. Ты не просил. “я побавлюсь”. Это обычно фраза после которой оргазм обеспечен.</text:p>
      <text:p text:style-name="P93"/>
      <text:p text:style-name="P72">Твоя фраза “я побавлюсь”… Для мене ця фраза вже означає, що оргазм гарантований.</text:p>
      <text:p text:style-name="P72"/>
      <text:p text:style-name="P77">Она старая</text:p>
      <text:p text:style-name="P77"/>
      <text:p text:style-name="P77">ты тоже. Молодец что увидел. Поздно ставить уже такие цели.</text:p>
      <text:p text:style-name="P77"/>
      <text:p text:style-name="P73">Як же вже пізно ставити такі цілі в житті...</text:p>
      <text:p text:style-name="P55">…</text:p>
      <text:p text:style-name="P38"/>
      <text:p text:style-name="P1"/>
      <text:p text:style-name="P41">Вопрос №34.</text:p>
      <text:p text:style-name="P4">Что в этой вещи было видно у кого-то в фазе (осознанном сне) и КАК оно им было видно? </text:p>
      <text:p text:style-name="P1">[все аспекты: общую картину, под микроскопом и т.д. - короче всё что ты искал в своей фазе - найди и в ихней]</text:p>
      <text:p text:style-name="P1"/>
      <text:p text:style-name="P29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9">Все существенные (полезные) мысли выделить жирным (т.е. те, которые не хотелось бы чтоб пропали).</text:p>
      <text:p text:style-name="P29"/>
      <text:p text:style-name="P94">Та дрочат на неё в чате постоянно. Цветы ей шлют анонимные и т.п. видят её как спермоглотку с прицепом.</text:p>
      <text:p text:style-name="P94"/>
      <text:p text:style-name="P94">А ты как её видишь?</text:p>
      <text:p text:style-name="P94"/>
      <text:p text:style-name="P94">Как мотивацию. Как себя в старости. <text:span text:style-name="T19">То кем я хочу быть.</text:span></text:p>
      <text:p text:style-name="P94"/>
      <text:p text:style-name="P95">И кем же?</text:p>
      <text:p text:style-name="P95"/>
      <text:p text:style-name="P95">Богатым чуваком с недвижимостью, каратэ и жить не чувствуя боли.</text:p>
      <text:p text:style-name="P95"/>
      <text:p text:style-name="P95">Поверь боль там есть. Она просто не подаёт виду.</text:p>
      <text:p text:style-name="P95"/>
      <text:p text:style-name="P95">Боооооооооооооооооооооооооооооооооооооооооооооооооооооооооооооже. Как я ошибся в выборе.</text:p>
      <text:p text:style-name="P95"/>
      <text:p text:style-name="P95">Нет. Просто она на тебя перестала вешать свои проблемы после того как ты её материл. “До дерева”</text:p>
      <text:p text:style-name="P95"/>
      <text:p text:style-name="P95">И что теперь?</text:p>
      <text:p text:style-name="P95"/>
      <text:p text:style-name="P95">Возьми перерыв. Поешь мамины пельмени. Посмотри фильм.</text:p>
      <text:p text:style-name="P95"/>
      <text:p text:style-name="P95">Заманчиво на 5 шагов осталось.</text:p>
      <text:p text:style-name="P95"/>
      <text:p text:style-name="P95">Ты всегда так. Давай так. <text:span text:style-name="T15">Ситуации когда до конца чего-то остаётся пару шагов, но что-то идёт не так (предчувствие, нагнетание и т.п.)</text:span></text:p>
      <text:p text:style-name="P55"/>
      <text:p text:style-name="P95">пиздец. Делай я карты тогда когда я <text:s/>их видел я б не запорол престижио.</text:p>
      <text:p text:style-name="P95"/>
      <text:p text:style-name="P95">Всё будет. Не сци.</text:p>
      <text:p text:style-name="P55">…</text:p>
      <text:p text:style-name="P38"/>
      <text:p text:style-name="P1"/>
      <text:p text:style-name="P41">Вопрос №35.</text:p>
      <text:p text:style-name="P13">Что другие люди колдуют <text:span text:style-name="T10">(притягивают в твою жизнь) </text:span>связанного с этой вещью?</text:p>
      <text:p text:style-name="P101"/>
      <text:p text:style-name="P29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9">Все существенные (полезные) мысли выделить жирным (т.е. те, которые не хотелось бы чтоб пропали).</text:p>
      <text:p text:style-name="P29"/>
      <text:p text:style-name="P95">Секс.</text:p>
      <text:p text:style-name="P95">Только и всего. </text:p>
      <text:p text:style-name="P95">Никто её не хочет к себе домой.</text:p>
      <text:p text:style-name="P95">Поверь. Если б хотели то брали бы. Как ты. А не говорили бы “если шо – пиши”.</text:p>
      <text:p text:style-name="P95">Скажи ей всё это и ложись спать.</text:p>
      <text:p text:style-name="P95"/>
      <text:p text:style-name="P95">Но ведь я не починил ещё.</text:p>
      <text:p text:style-name="P95"/>
      <text:p text:style-name="P95">Возьмёшься звтра. Тогда и скажешь.</text:p>
      <text:p text:style-name="P55"/>
      <text:p text:style-name="P55"/>
      <text:p text:style-name="P55">…</text:p>
      <text:p text:style-name="P38"/>
      <text:p text:style-name="P1"/>
      <text:p text:style-name="P42">Вопрос №36.</text:p>
      <text:p text:style-name="P4">Что другие люди <text:span text:style-name="T11">делают </text:span>связано<text:span text:style-name="T11">го с этой задачей, с целью их самоудовлетворения</text:span>?</text:p>
      <text:p text:style-name="P1"/>
      <text:p text:style-name="P30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30">Все существенные (полезные) мысли выделить жирным (т.е. те, которые не хотелось бы чтоб пропали).</text:p>
      <text:p text:style-name="P30"/>
      <text:p text:style-name="P95">Насилуют её. Впаривают ей хуйню. Врут ей. Портят ей настроение. Суют руки в трусы. Целуют силой в туалете. Она как мочалка которой можно вытереть грязь со своей истории. Типа любые воспоминания которые у меня были херовые – мол О, Олька. Пойду ею втру эту грязь. Она и похвалит и заслужит моё внимание (поднимет моё ЧСВ). И …</text:p>
      <text:p text:style-name="P95">пиши в проект. <text:span text:style-name="T15">Поиск ЧСВ</text:span>.</text:p>
      <text:p text:style-name="P96">Всё.</text:p>
      <text:p text:style-name="P56"/>
      <text:p text:style-name="P74">Зробив сьогодні гарно ноутбук Дэлл. <text:span text:style-name="T20">Старався. Попався мені другий такий самий ноутбук як в мене, тільки всі деталі крім тих які мені треба були в ньому не робочі або тріснуті, тому вийшов мені за дешево (1.5 тис, при тому що якби купляв деталі мені б тільки матриця обійшлась в 1600, хоча я крім неї купу поміняв – пів корпуса, деякі мікросхеми і т.д.). З</text:span>ібрав з двох один. Найліпші деталі з <text:span text:style-name="T20">обох </text:span>взяв. Все почистив в ультразвуковій мийці, в ванні<text:span text:style-name="T20">й</text:span>. Класно получилось. <text:span text:style-name="T20">Видно що освіжив. </text:span>8 гіг оперативки, кор ай 5. Для <text:span text:style-name="T21">відео дзвінків те </text:span>що треба. Я сьогодні ще <text:span text:style-name="T21">й за третій взявся (приїхали деталі, які треба, </text:span>які <text:span text:style-name="T21">повезло вициганити всього за 99грн)</text:span>, але я вже під кінець дня був <text:span text:style-name="T21">замаханий</text:span>, <text:span text:style-name="T21">нервувався</text:span>, <text:span text:style-name="T20">спішив...</text:span> і я дещо випадково пошкодив. <text:span text:style-name="T21">Лишив на столі як є - в</text:span>же завтра буду дивитись, <text:span text:style-name="T21">чи </text:span>можна виправити. </text:p>
      <text:p text:style-name="P56">…</text:p>
      <text:p text:style-name="P39"/>
      <text:p text:style-name="P1"/>
      <text:p text:style-name="P43">Вопрос №37.</text:p>
      <text:p text:style-name="P14">Что ЭТА ПРОБЛЕМА решает?</text:p>
      <text:p text:style-name="P43">(сам по себе)</text:p>
      <text:p text:style-name="P1"/>
      <text:p text:style-name="P31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31">Все существенные (полезные) мысли выделить жирным (т.е. те, которые не хотелось бы чтоб пропали).</text:p>
      <text:p text:style-name="P31"/>
      <text:p text:style-name="P97">Мои страхи. Но ты видишь. Она мочалка для грязи это очень жестокое юзанье. Дай ей посмаковать то какой ты. Попробуй жить с ней таким как ты был до встречи с Олькой с Хмельницка. И может быть она даст тебе повод вернуть майндмапы.</text:p>
      <text:p text:style-name="P57"/>
      <text:p text:style-name="P97">Так. А если она даже мочалка. Она может быть… довольной мочалкой хотя бы?</text:p>
      <text:p text:style-name="P97"/>
      <text:p text:style-name="P97">А почему она сука не довольна?</text:p>
      <text:p text:style-name="P97"/>
      <text:p text:style-name="P97">Потому что она не сука. А марля для промокания ран. Ты превратил её в это. Из мочалки для грязи. Поверь это супер апгрейд.</text:p>
      <text:p text:style-name="P97">Напиши что ты старался. И она похвалит.</text:p>
      <text:p text:style-name="P57"/>
      <text:p text:style-name="P57">…</text:p>
      <text:p text:style-name="P40"/>
      <text:p text:style-name="P43"/>
      <text:p text:style-name="P43">Вопрос №38.</text:p>
      <text:p text:style-name="P4">Когда <text:span text:style-name="T11">впервые в истории вселенной </text:span>ЭТА ПРОБЛЕМА впервые попыталась решить то что она решает <text:span text:style-name="T11">(вещь к которой ты пришёл в вопросе №37)</text:span>? </text:p>
      <text:p text:style-name="P4"><text:span text:style-name="T11">Представь, что Эта Проблема (тогдашняя, первая в истории) </text:span>говорит <text:span text:style-name="T11">Этой Сегодняшней Проблеме (которую мы сейчас решаем), что она существует для решения ответа из вопроса №37.</text:span></text:p>
      <text:p text:style-name="P31"/>
      <text:p text:style-name="P31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31">Все существенные (полезные) мысли выделить жирным (т.е. те, которые не хотелось бы чтоб пропали).</text:p>
      <text:p text:style-name="P31"/>
      <text:p text:style-name="P75">Ти моя Олька. Фіг би я за то все взявся, якби ти мене позаминулої неділі не вислухала.</text:p>
      <text:p text:style-name="P57"/>
      <text:p text:style-name="P97">И опять ты просишь мотивировать и обещаешь золотые горы. Вылечи её лучше.</text:p>
      <text:p text:style-name="P97"/>
      <text:p text:style-name="P97">Эм</text:p>
      <text:p text:style-name="P97"/>
      <text:p text:style-name="P97">вислухала.</text:p>
      <text:p text:style-name="P57"/>
      <text:p text:style-name="P97">Вот и отлично.</text:p>
      <text:p text:style-name="P97">Мені здається я за то взявся в основному тому що ти мене позаминулої неділі вислухала.</text:p>
      <text:p text:style-name="P97"/>
      <text:p text:style-name="P97">Вот. Но уверен.</text:p>
      <text:p text:style-name="P97"/>
      <text:p text:style-name="P75">Я за то взявся тому що ти мене позаминулої неділі вислухала.</text:p>
      <text:p text:style-name="P97"/>
      <text:p text:style-name="P97">Вот.</text:p>
      <text:p text:style-name="P40"/>
      <text:p text:style-name="P43">Вопрос №39.</text:p>
      <text:p text:style-name="P14">Что ЭТА ПРОБЛЕМА колдует?</text:p>
      <text:p text:style-name="P44">Что она сама по себе притягивает в жизнь каждому кто её имеет?</text:p>
      <text:p text:style-name="P31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31">Все существенные (полезные) мысли выделить жирным (т.е. те, которые не хотелось бы чтоб пропали).</text:p>
      <text:p text:style-name="P31"/>
      <text:p text:style-name="P97">Меня. Вот такого. Любящего.</text:p>
      <text:p text:style-name="P57"/>
      <text:p text:style-name="P57"/>
      <text:p text:style-name="P57">…</text:p>
      <text:p text:style-name="P40"/>
      <text:p text:style-name="P1"/>
      <text:p text:style-name="P43">Вопрос №40.</text:p>
      <text:p text:style-name="P4">Как сделать так чтоб этот <text:span text:style-name="T11">вопрос</text:span>: </text:p>
      <text:p text:style-name="P4">- Решал всемирные проблемы?</text:p>
      <text:p text:style-name="P4">- Мотивировал инфраструктуры находить <text:span text:style-name="T11">рост и ускорение роста решения </text:span>всемирных проблем?</text:p>
      <text:p text:style-name="P4">- Мотивировал инфраструктуры мотивировать другие инфраструктуры искать <text:span text:style-name="T11">рост и ускорение решения всемирных пробле</text:span>?</text:p>
      <text:p text:style-name="P1">(<text:span text:style-name="T11">я это решаю уже прикладным, но всё таки - </text:span>так навскидку)</text:p>
      <text:p text:style-name="P1"/>
      <text:p text:style-name="P31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31">Все существенные (полезные) мысли выделить жирным (т.е. те, которые не хотелось бы чтоб пропали).</text:p>
      <text:p text:style-name="P31"/>
      <text:p text:style-name="P97">Никак. Вс’ ті. Она рядом. Хочешь чтоб она решала брось е’ со словами “ты дура”.</text:p>
      <text:p text:style-name="P97"/>
      <text:p text:style-name="P97">Но ведь это враньё. Ну т.е. это правда но не потому что она не старается.</text:p>
      <text:p text:style-name="P97"/>
      <text:p text:style-name="P97">Вот вот. Старательный минет луче умелого. У еня всё.</text:p>
      <text:p text:style-name="P97"/>
      <text:p text:style-name="P98">Как замотивировать её стараться делать мне минет?</text:p>
      <text:p text:style-name="P98"/>
      <text:p text:style-name="P98">Со всем вышесказанным?</text:p>
      <text:p text:style-name="P98"/>
      <text:p text:style-name="P98">да.</text:p>
      <text:p text:style-name="P98"/>
      <text:p text:style-name="P98">попробуй секс без минета. А ещё лучше попробуй секс без неё. С другой бабой. А хотя нет. Возьми на вооружение её подходы. Которыми она решает пункты.</text:p>
      <text:p text:style-name="P98"/>
      <text:p text:style-name="P98">На веру? Она ж дура. Была бы у меня дома я б смирился а так…</text:p>
      <text:p text:style-name="P98"/>
      <text:p text:style-name="P98">потому она и не у тебя дома.</text:p>
      <text:p text:style-name="P98"/>
      <text:p text:style-name="P98">А о каких пунктах речь?</text:p>
      <text:p text:style-name="P98"/>
      <text:p text:style-name="P98">Скажи о починке только после того как починишь третий. </text:p>
      <text:p text:style-name="P98"/>
      <text:p text:style-name="P98">То ты говоришь сказать сразу. То ты говоришь чинить третий. Это нагнетание. Почему-то. Слишком много чести для куска железного говна.</text:p>
      <text:p text:style-name="P98"/>
      <text:p text:style-name="P98">да. но ты бы его сегодня и не починил. Там по любому была морока. Ты хочешь всегда перед ней выебнуться тем куда ты прыгаешь а не пройденным путём. Попробуй наоборот впечатлить именно пройденным путём. Поверь ей понравится.</text:p>
      <text:p text:style-name="P98"/>
      <text:p text:style-name="P98">Пример можешь привести?</text:p>
      <text:p text:style-name="P98"/>
      <text:p text:style-name="P98">Скажи что мол “<text:span text:style-name="T15">попався такий самий ноутбук як в мене, тільки всі деталі крім тих які мені треба були не робочі, тому вийшов мені за дешево (1.5 тис). </text:span></text:p>
      <text:p text:style-name="P98">Вот туда вставь и всё. Обкончает тебя. Она не тупая. Знает что такое инженеры.</text:p>
      <text:p text:style-name="P57"/>
      <text:p text:style-name="P99">Мне хочется вытереть из этого всё где она швабра, мочалка или …</text:p>
      <text:p text:style-name="P99"/>
      <text:p text:style-name="P99">возьми перерыв тогда. Молодец. Завтра напишешь. У меня всё.</text:p>
      <text:p text:style-name="P57"/>
      <text:p text:style-name="P57"/>
      <text:p text:style-name="P57">…</text:p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1T21:45:33.560058378</meta:creation-date>
    <meta:editing-duration>PT1H40M13S</meta:editing-duration>
    <meta:editing-cycles>36</meta:editing-cycles>
    <meta:generator>LibreOffice/6.0.7.3$Linux_X86_64 LibreOffice_project/00m0$Build-3</meta:generator>
    <dc:title>Групанье в Ворде</dc:title>
    <dc:date>2020-08-11T23:26:03.062284535</dc:date>
    <meta:document-statistic meta:table-count="0" meta:image-count="0" meta:object-count="0" meta:page-count="1" meta:paragraph-count="489" meta:word-count="5588" meta:character-count="34018" meta:non-whitespace-character-count="28872"/>
    <meta:template xlink:type="simple" xlink:actuate="onRequest" xlink:title="Групанье в Ворде" xlink:href="../../../../../Templates/Групанье%20в%20Ворде.ott" meta:date="2020-08-11T21:45:28.915954700"/>
  </office:meta>
</office:document-meta>
</file>